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alibri3" svg:font-family="Calibri" style:font-pitch="variable"/>
    <style:font-face style:name="Courier New2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3" svg:font-family="Tahoma" style:font-pitch="variable"/>
    <style:font-face style:name="Times New Roman" svg:font-family="'Times New Roman'" style:font-pitch="variable"/>
    <style:font-face style:name="Calibri2" svg:font-family="Calibri" style:font-family-generic="modern" style:font-pitch="variable"/>
    <style:font-face style:name="Courier New3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1" style:language-asian="pt" style:country-asian="BR" style:font-name-complex="Courier New4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1b36a3" style:text-blinking="false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1bc07a"/>
    </style:style>
    <style:style style:name="P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53830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53830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327dd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53830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327dd" style:font-size-asian="11pt" style:font-size-complex="11pt"/>
    </style:style>
    <style:style style:name="P1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c07a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7f3fa" style:font-size-asian="11pt" style:font-size-complex="11pt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loext:graphic-properties draw:fill="none"/>
      <style:paragraph-properties fo:text-align="center"/>
      <style:text-properties fo:font-size="11pt"/>
    </style:style>
    <style:style style:name="P20" style:family="paragraph">
      <loext:graphic-properties draw:fill="none"/>
    </style:style>
    <style:style style:name="P21" style:family="paragraph">
      <style:paragraph-properties fo:line-height="100%"/>
    </style:style>
    <style:style style:name="P22" style:family="paragraph">
      <style:paragraph-properties fo:margin-top="0cm" fo:margin-bottom="0.499cm" fo:line-height="100%"/>
    </style:style>
    <style:style style:name="P23" style:family="paragraph">
      <loext:graphic-properties draw:fill="none" draw:fill-color="#ffffff"/>
      <style:paragraph-properties fo:line-height="100%" style:writing-mode="lr-tb"/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bold" officeooo:rsid="002133dc" style:font-size-asian="11pt" style:font-size-complex="11pt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style:font-name="Courier New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font-name="Courier New" fo:font-size="11pt" fo:letter-spacing="normal" fo:language="pt" fo:country="BR" fo:font-style="normal" fo:font-weight="bold" officeooo:rsid="002133dc" style:letter-kerning="false" style:font-name-asian="Liberation Mono3" style:font-size-asian="11pt" style:language-asian="en" style:country-asian="US" style:font-name-complex="Liberation Mono3" style:font-size-complex="11pt" style:language-complex="ar" style:country-complex="SA"/>
    </style:style>
    <style:style style:name="T12" style:family="text">
      <style:text-properties fo:font-variant="normal" fo:text-transform="none" style:font-name="Courier New" fo:font-size="11pt" fo:letter-spacing="normal" fo:language="pt" fo:country="BR" fo:font-style="normal" fo:font-weight="bold" officeooo:rsid="0023f3c5" style:letter-kerning="false" style:font-name-asian="Liberation Mono3" style:font-size-asian="11pt" style:language-asian="en" style:country-asian="US" style:font-name-complex="Liberation Mono3" style:font-size-complex="11pt" style:language-complex="ar" style:country-complex="SA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bold" officeooo:rsid="002327dd"/>
    </style:style>
    <style:style style:name="T15" style:family="text">
      <style:text-properties fo:font-style="normal" fo:font-weight="bold" style:font-weight-asian="bold" style:font-weight-complex="bold"/>
    </style:style>
    <style:style style:name="T16" style:family="text">
      <style:text-properties fo:font-style="normal" fo:font-weight="bold" officeooo:rsid="0027f3fa" style:font-weight-asian="bold" style:font-weight-complex="bold"/>
    </style:style>
    <style:style style:name="T17" style:family="text">
      <style:text-properties fo:font-style="normal" fo:font-weight="normal"/>
    </style:style>
    <style:style style:name="T18" style:family="text">
      <style:text-properties fo:font-weight="bold"/>
    </style:style>
    <style:style style:name="T19" style:family="text">
      <style:text-properties fo:font-weight="bold" officeooo:rsid="0023f3c5" style:font-weight-asian="bold" style:font-weight-complex="bold"/>
    </style:style>
    <style:style style:name="T20" style:family="text">
      <style:text-properties fo:font-weight="bold" officeooo:rsid="0027f3fa" style:font-weight-asian="bold" style:font-weight-complex="bold"/>
    </style:style>
    <style:style style:name="T21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1" style:font-size-asian="14pt" style:language-asian="pt" style:country-asian="BR" style:font-style-asian="italic" style:font-weight-asian="bold" style:font-name-complex="Courier New4"/>
    </style:style>
    <style:style style:name="T22" style:family="text">
      <style:text-properties fo:color="#000000" style:font-name="Courier New" fo:font-size="14pt" fo:language="pt" fo:country="BR" fo:font-style="italic" style:text-underline-style="solid" style:text-underline-width="auto" style:text-underline-color="font-color" fo:font-weight="bold" officeooo:rsid="001bc07a" style:letter-kerning="false" style:font-name-asian="Times New Roman1" style:font-size-asian="14pt" style:language-asian="pt" style:country-asian="BR" style:font-style-asian="italic" style:font-weight-asian="bold" style:font-name-complex="Courier New4" style:font-size-complex="11pt" style:language-complex="ar" style:country-complex="SA"/>
    </style:style>
    <style:style style:name="T23" style:family="text">
      <style:text-properties officeooo:rsid="0023f3c5"/>
    </style:style>
    <style:style style:name="T24" style:family="text">
      <style:text-properties officeooo:rsid="0027f3fa"/>
    </style:style>
    <style:style style:name="T25" style:family="text">
      <style:text-properties style:font-name="Chilanka" fo:font-size="24pt"/>
    </style:style>
    <style:style style:name="T26" style:family="text">
      <style:text-properties fo:color="#000000" style:font-name="Courier New" fo:font-size="11pt" fo:font-weight="bold" style:font-size-asian="11pt" style:font-weight-asian="bold" style:font-name-complex="Courier New" style:font-size-complex="11pt" style:font-weight-complex="bold"/>
    </style:style>
    <style:style style:name="T27" style:family="text">
      <style:text-properties fo:color="#000000" style:font-name="Courier New" fo:font-size="11pt" style:font-size-asian="11pt" style:font-name-complex="Courier New" style:font-size-complex="11pt"/>
    </style:style>
    <style:style style:name="T28" style:family="text"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11cm" fo:min-width="0.8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vertical-align="middle" draw:auto-grow-height="false" fo:min-height="1.76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1.76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0.78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2.09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7.955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1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9.55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10" draw:text-style-name="P25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style-name="gr1" draw:text-style-name="P18" svg:width="0.902cm" svg:height="0.735cm" svg:x="18.098cm" svg:y="0.097cm"><text:p text:style-name="P17"><text:span text:style-name="T25">7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2">S</text:span><text:span text:style-name="T21">om do ceu</text:span></text:p>
      <text:p text:style-name="P1"/>
      <text:p text:style-name="P14"/>
      <text:p text:style-name="P2"><text:bookmark text:name="cifra_tom"/><text:span text:style-name="T2">Tom</text:span><text:span text:style-name="T3">: </text:span><text:span text:style-name="Internet_20_link"><text:span text:style-name="T1">C</text:span></text:span></text:p>
      <text:p text:style-name="P3"><text:bookmark text:name="cifra_capo"/><text:bookmark text:name="cifra_afi"/></text:p>
      <text:p text:style-name="P4"><text:span text:style-name="T5">Intro</text:span><text:span text:style-name="T8">: </text:span><text:span text:style-name="T9"><text:s/></text:span><text:span text:style-name="T7">A</text:span><text:span text:style-name="T6">m</text:span><text:span text:style-name="T10"> <text:s/></text:span><text:span text:style-name="T6">G</text:span><text:span text:style-name="T10"> <text:s/></text:span><text:span text:style-name="T11">F <text:s text:c="4"/></text:span><text:span text:style-name="T12">G</text:span></text:p>
      <text:p text:style-name="P12"><draw:line text:anchor-type="paragraph" draw:z-index="2" draw:name="Forma5" draw:style-name="gr8" draw:text-style-name="P24" svg:x1="8.093cm" svg:y1="0.235cm" svg:x2="8.093cm" svg:y2="24.323cm"><text:p/></draw:line><draw:frame text:anchor-type="paragraph" draw:z-index="3" draw:name="Forma2" draw:style-name="gr7" draw:text-style-name="P23" svg:width="9.863cm" svg:height="21.584cm" svg:x="8.789cm" svg:y="0.432cm"><draw:text-box><text:p text:style-name="P21"><text:span text:style-name="T26">Am</text:span></text:p><text:p text:style-name="P21"><text:span text:style-name="T27"><text:s text:c="2"/></text:span><text:span text:style-name="T27">Receba o som</text:span></text:p><text:p text:style-name="P21"><text:span text:style-name="T26"><text:s text:c="8"/></text:span><text:span text:style-name="T26">Am/G</text:span></text:p><text:p text:style-name="P21"><text:span text:style-name="T27">Da Tua noiva</text:span></text:p><text:p text:style-name="P21"><text:span text:style-name="T26"><text:s text:c="6"/></text:span><text:span text:style-name="T26">F</text:span></text:p><text:p text:style-name="P21"><text:span text:style-name="T27">Que anseia o noivo ver</text:span></text:p><text:p text:style-name="P21"><text:span text:style-name="T26"><text:tab/></text:span><text:span text:style-name="T26"><text:tab/></text:span><text:span text:style-name="T26"><text:tab/></text:span><text:span text:style-name="T26"><text:tab/></text:span><text:span text:style-name="T26"> <text:s text:c="6"/></text:span><text:span text:style-name="T26">G</text:span></text:p><text:p text:style-name="P21"><text:span text:style-name="T27">Que anseia o noivo ver</text:span></text:p><text:p text:style-name="P21"><text:span text:style-name="T27"/></text:p><text:p text:style-name="P21"><text:span text:style-name="T26">F <text:s text:c="9"/>Am <text:s text:c="3"/>G</text:span></text:p><text:p text:style-name="P21"><text:span text:style-name="T27">Vem encher este lugar</text:span></text:p><text:p text:style-name="P21"><text:span text:style-name="T27"><text:s text:c="11"/></text:span><text:span text:style-name="T26">Em <text:s/>F</text:span></text:p><text:p text:style-name="P21"><text:span text:style-name="T27">Vem tomar a direção</text:span></text:p><text:p text:style-name="P21"><text:span text:style-name="T27"/></text:p><text:p text:style-name="P21"><text:span text:style-name="T26"><text:s text:c="14"/></text:span><text:span text:style-name="T26">Am <text:s text:c="4"/>G</text:span></text:p><text:p text:style-name="P21"><text:span text:style-name="T27">Vem mostrar o Teu poder</text:span></text:p><text:p text:style-name="P21"><text:span text:style-name="T26"><text:s text:c="10"/></text:span><text:span text:style-name="T26">Em <text:s text:c="2"/>F <text:s/></text:span></text:p><text:p text:style-name="P21"><text:span text:style-name="T27">Em nossos corações</text:span></text:p><text:p text:style-name="P21"><text:span text:style-name="T27"/></text:p><text:p text:style-name="P21"><text:span text:style-name="T26"><text:s text:c="14"/></text:span><text:span text:style-name="T26">Am <text:s text:c="3"/>G</text:span><text:span text:style-name="T26"><text:tab/></text:span><text:span text:style-name="T26"><text:tab/></text:span><text:span text:style-name="T26"><text:tab/></text:span><text:span text:style-name="T26"><text:tab/></text:span></text:p><text:p text:style-name="P21"><text:span text:style-name="T27">Eu já sinto o Teu fluir</text:span></text:p><text:p text:style-name="P21"><text:span text:style-name="T26"><text:s text:c="15"/></text:span><text:span text:style-name="T26">Em <text:s text:c="2"/>F <text:s/></text:span></text:p><text:p text:style-name="P21"><text:span text:style-name="T27">Posso ouvir um novo som</text:span></text:p><text:p text:style-name="P21"><text:span text:style-name="T27"/></text:p><text:p text:style-name="P21"><text:span text:style-name="T26"><text:s text:c="16"/></text:span><text:span text:style-name="T26">Am <text:s text:c="3"/>G</text:span></text:p><text:p text:style-name="P21"><text:span text:style-name="T27">É o som do céu, eu creio</text:span></text:p><text:p text:style-name="P21"><text:span text:style-name="T27"/></text:p><text:p text:style-name="P21"><text:span text:style-name="T26"><text:s text:c="16"/></text:span><text:span text:style-name="T26">Em <text:s text:c="3"/>F <text:s/></text:span></text:p><text:p text:style-name="P21"><text:span text:style-name="T27">É o som do céu, eu creio</text:span></text:p><text:p text:style-name="P21"><text:span text:style-name="T26"><text:s text:c="16"/></text:span><text:span text:style-name="T26">Am <text:s text:c="3"/>G <text:s/></text:span></text:p><text:p text:style-name="P21"><text:span text:style-name="T27">É o som do céu, eu creio</text:span></text:p><text:p text:style-name="P21"><text:span text:style-name="T27"/></text:p><text:p text:style-name="P21"><text:span text:style-name="T26">Instrumental: Am G F </text:span></text:p><text:p text:style-name="P21"><text:span text:style-name="T27"/></text:p><text:p text:style-name="P21"><text:span text:style-name="T26"><text:s text:c="3"/></text:span><text:span text:style-name="T26">Am <text:s text:c="15"/>G</text:span></text:p><text:p text:style-name="P21"><text:span text:style-name="T27">Queremos Teu fogo, buscamos Tua face</text:span></text:p><text:p text:style-name="P21"><text:span text:style-name="T26"><text:s text:c="5"/></text:span><text:span text:style-name="T26">F <text:s text:c="13"/>G</text:span></text:p><text:p text:style-name="P22"><text:span text:style-name="T27">Não deixes o fogo se apagar</text:span></text:p><text:p text:style-name="P21"><text:span text:style-name="T28"/></text:p><text:p text:style-name="P21"><text:span text:style-name="T28"/></text:p><text:p text:style-name="P21"><text:span text:style-name="T28"/></text:p><text:p text:style-name="P21"><text:span text:style-name="T26"><text:s text:c="3"/></text:span><text:span text:style-name="T26">Am <text:s text:c="15"/>G</text:span></text:p><text:p text:style-name="P21"><text:span text:style-name="T27">Queremos Teu fogo, buscamos Tua face</text:span></text:p><text:p text:style-name="P21"><text:span text:style-name="T26"><text:s text:c="5"/></text:span><text:span text:style-name="T26">F <text:s text:c="13"/>G</text:span></text:p><text:p text:style-name="P22"><text:span text:style-name="T27">Não deixes o fogo se apagar</text:span></text:p></draw:text-box></draw:frame></text:p>
      <text:p text:style-name="P5">Am</text:p>
      <text:p text:style-name="P9"><text:s text:c="2"/><text:span text:style-name="T17">Receba o som</text:span></text:p>
      <text:p text:style-name="P9"><text:s text:c="10"/><text:span text:style-name="T20">Am/</text:span><text:span text:style-name="T15">G</text:span></text:p>
      <text:p text:style-name="P7">Da Tua igreja</text:p>
      <text:p text:style-name="P9"><text:s text:c="6"/><text:span text:style-name="T13">F</text:span></text:p>
      <text:p text:style-name="P7">Que anseia Te adorar</text:p>
      <text:p text:style-name="P9"><text:s text:c="22"/><text:span text:style-name="T13">G</text:span></text:p>
      <text:p text:style-name="P7">Que anseia Te adorar</text:p>
      <text:p text:style-name="P12"><draw:custom-shape text:anchor-type="paragraph" draw:z-index="4" draw:name="Forma1" draw:style-name="gr6" draw:text-style-name="P20" svg:width="6.88cm" svg:height="7.956cm" svg:x="8.456cm" svg:y="0.261cm"><text:p/><draw:enhanced-geometry svg:viewBox="0 0 21600 21600" draw:type="rectangle" draw:enhanced-path="M 0 0 L 21600 0 21600 21600 0 21600 0 0 Z N"/></draw:custom-shape></text:p>
      <text:p text:style-name="P12"/>
      <text:p text:style-name="P5">Am</text:p>
      <text:p text:style-name="P9"><text:s text:c="2"/><text:span text:style-name="T17">Receba o som</text:span></text:p>
      <text:p text:style-name="P16"><text:s text:c="8"/><text:span text:style-name="T16">Am/</text:span><text:span text:style-name="T15">G</text:span></text:p>
      <text:p text:style-name="P7">Da Tua noiva</text:p>
      <text:p text:style-name="P9"><text:s text:c="6"/><text:span text:style-name="T13">F</text:span></text:p>
      <text:p text:style-name="P7">Que anseia o noivo ver</text:p>
      <text:p text:style-name="P13"><draw:custom-shape text:anchor-type="char" draw:z-index="5" draw:style-name="gr4" draw:text-style-name="P18" svg:width="0.809cm" svg:height="0.602cm" svg:x="15.785cm" svg:y="0.325cm"><text:p text:style-name="P17"><text:span text:style-name="T25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tab/><text:tab/><text:tab/> <text:s/><text:span text:style-name="T4">G</text:span></text:p>
      <text:p text:style-name="P7">Que anseia o noivo ver</text:p>
      <text:p text:style-name="P12"/>
      <text:p text:style-name="P12"><draw:custom-shape text:anchor-type="paragraph" draw:z-index="1" draw:name="Forma1" draw:style-name="gr9" draw:text-style-name="P20" svg:width="6.88cm" svg:height="9.558cm" svg:x="-0.178cm" svg:y="0.351cm"><text:p/><draw:enhanced-geometry svg:viewBox="0 0 21600 21600" draw:type="rectangle" draw:enhanced-path="M 0 0 L 21600 0 21600 21600 0 21600 0 0 Z N"/></draw:custom-shape></text:p>
      <text:p text:style-name="P7"><text:span text:style-name="T18">F</text:span> <text:s text:c="9"/><text:span text:style-name="T18">Am</text:span> <text:s text:c="3"/><text:span text:style-name="T18">G</text:span></text:p>
      <text:p text:style-name="P7">Vem encher este lugar</text:p>
      <text:p text:style-name="P9"><text:s text:c="11"/><text:span text:style-name="T19">E</text:span><text:span text:style-name="T13">m</text:span><text:span text:style-name="T17"> <text:s/></text:span><text:span text:style-name="T13">F</text:span></text:p>
      <text:p text:style-name="P7">Vem tomar a direção</text:p>
      <text:p text:style-name="P7"/>
      <text:p text:style-name="P9"><text:s text:c="14"/><text:span text:style-name="T13">Am</text:span><text:span text:style-name="T17"> <text:s text:c="4"/></text:span><text:span text:style-name="T13">G</text:span></text:p>
      <text:p text:style-name="P7">Vem mostrar o Teu poder</text:p>
      <text:p text:style-name="P9"><text:s text:c="10"/><text:span text:style-name="T13">Em</text:span><text:span text:style-name="T17"> <text:s text:c="2"/></text:span><text:span text:style-name="T13">F</text:span><text:span text:style-name="T17"> <text:s/></text:span></text:p>
      <text:p text:style-name="P7">Em nossos corações</text:p>
      <text:p text:style-name="P7"/>
      <text:p text:style-name="P9"><text:s text:c="14"/><text:span text:style-name="T13">Am</text:span><text:span text:style-name="T17"> <text:s text:c="3"/></text:span><text:span text:style-name="T13">G<text:tab/><text:tab/><text:tab/><text:tab/></text:span></text:p>
      <text:p text:style-name="P7">Eu já sinto o Teu fluir</text:p>
      <text:p text:style-name="P9"><text:s text:c="15"/><text:span text:style-name="T19">E</text:span><text:span text:style-name="T13">m</text:span><text:span text:style-name="T17"> <text:s text:c="2"/></text:span><text:span text:style-name="T13">F</text:span><text:span text:style-name="T17"> <text:s/></text:span></text:p>
      <text:p text:style-name="P7"><draw:custom-shape text:anchor-type="paragraph" draw:z-index="10" draw:name="Forma4" draw:style-name="gr3" draw:text-style-name="P19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a4" draw:style-name="gr3" draw:text-style-name="P19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Posso ouvir um novo som</text:p>
      <text:p text:style-name="P7"><draw:custom-shape text:anchor-type="char" draw:z-index="6" draw:style-name="gr4" draw:text-style-name="P18" svg:width="0.809cm" svg:height="0.602cm" svg:x="17.829cm" svg:y="0.388cm"><text:p text:style-name="P17"><text:span text:style-name="T25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9"><text:s text:c="16"/><text:span text:style-name="T13">Am</text:span><text:span text:style-name="T17"> <text:s text:c="3"/></text:span><text:span text:style-name="T13">G</text:span></text:p>
      <text:p text:style-name="P7">É o som do céu, eu creio</text:p>
      <text:p text:style-name="P9"><text:s text:c="16"/><text:span text:style-name="T23">E</text:span><text:span text:style-name="T13">m</text:span><text:span text:style-name="T17"> <text:s text:c="3"/></text:span><text:span text:style-name="T13">F</text:span><text:span text:style-name="T17"> <text:s/></text:span></text:p>
      <text:p text:style-name="P7">É o som do céu, eu creio</text:p>
      <text:p text:style-name="P9"><draw:custom-shape text:anchor-type="char" draw:z-index="7" draw:style-name="gr5" draw:text-style-name="P18" svg:width="2.123cm" svg:height="0.602cm" svg:x="8.929cm" svg:y="0.206cm"><text:p text:style-name="P17"><text:span text:style-name="T25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13">Am</text:span><text:span text:style-name="T17"> <text:s text:c="3"/></text:span><text:span text:style-name="T13">G</text:span><text:span text:style-name="T17"> <text:s/></text:span></text:p>
      <text:p text:style-name="P7">É o som do céu, eu creio</text:p>
      <text:p text:style-name="P12"><draw:custom-shape text:anchor-type="paragraph" draw:z-index="12" draw:name="Forma4" draw:style-name="gr2" draw:text-style-name="P19" svg:width="0.44cm" svg:height="1.865cm" svg:x="17.037cm" svg:y="0.43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text:span text:style-name="T14">Instrumental: Am G F</text:span><text:span text:style-name="T17"> <text:s text:c="15"/></text:span></text:p>
      <text:p text:style-name="P12"><draw:custom-shape text:anchor-type="char" draw:z-index="9" draw:style-name="gr4" draw:text-style-name="P18" svg:width="0.809cm" svg:height="0.602cm" svg:x="17.697cm" svg:y="0.169cm"><text:p text:style-name="P17"><text:span text:style-name="T25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>Am</text:p>
      <text:p text:style-name="P11"><text:s text:c="2"/><text:span text:style-name="T17">Receba o som</text:span></text:p>
      <text:p text:style-name="P16"><text:s text:c="10"/><text:span text:style-name="T16">Am/</text:span><text:span text:style-name="T15">G</text:span></text:p>
      <text:p text:style-name="P8"><draw:custom-shape text:anchor-type="char" draw:z-index="8" draw:style-name="gr5" draw:text-style-name="P18" svg:width="2.123cm" svg:height="0.602cm" svg:x="8.784cm" svg:y="0.157cm"><text:p text:style-name="P17"><text:span text:style-name="T25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a Tua igreja</text:p>
      <text:p text:style-name="P11"><text:s text:c="6"/><text:span text:style-name="T13">F</text:span></text:p>
      <text:p text:style-name="P8">Que anseia Te adorar</text:p>
      <text:p text:style-name="P11"><text:s text:c="22"/><text:span text:style-name="T13">G</text:span></text:p>
      <text:p text:style-name="P8">Que anseia Te adorar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alibri3" svg:font-family="Calibri" style:font-pitch="variable"/>
    <style:font-face style:name="Courier New2" svg:font-family="'Courier New'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3" svg:font-family="Tahoma" style:font-pitch="variable"/>
    <style:font-face style:name="Times New Roman" svg:font-family="'Times New Roman'" style:font-pitch="variable"/>
    <style:font-face style:name="Calibri2" svg:font-family="Calibri" style:font-family-generic="modern" style:font-pitch="variable"/>
    <style:font-face style:name="Courier New3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4" svg:font-family="'Courier New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4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4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1-08-31T19:19:42.414000000</dc:date>
    <meta:editing-cycles>63</meta:editing-cycles>
    <meta:editing-duration>P1DT7H27M37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137" meta:character-count="792" meta:non-whitespace-character-count="4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